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Standard">
      <style:text-properties fo:font-weight="bold" officeooo:rsid="0029c951" officeooo:paragraph-rsid="0029c951" style:font-weight-asian="bold" style:font-weight-complex="bold"/>
    </style:style>
    <style:style style:name="P3" style:family="paragraph" style:parent-style-name="Standard">
      <style:text-properties fo:font-weight="normal" officeooo:rsid="002d600b" officeooo:paragraph-rsid="002d600b" style:font-weight-asian="normal" style:font-weight-complex="normal"/>
    </style:style>
    <style:style style:name="P4" style:family="paragraph" style:parent-style-name="Standard">
      <style:text-properties officeooo:rsid="002d600b" officeooo:paragraph-rsid="002d64e8"/>
    </style:style>
    <style:style style:name="P5" style:family="paragraph" style:parent-style-name="Standard">
      <style:text-properties officeooo:rsid="002d600b" officeooo:paragraph-rsid="002e67fd"/>
    </style:style>
    <style:style style:name="P6" style:family="paragraph" style:parent-style-name="Standard">
      <style:text-properties officeooo:rsid="0025626b" officeooo:paragraph-rsid="0025626b"/>
    </style:style>
    <style:style style:name="P7" style:family="paragraph" style:parent-style-name="Standard">
      <style:text-properties officeooo:rsid="002d600b" officeooo:paragraph-rsid="002d64e8"/>
    </style:style>
    <style:style style:name="P8" style:family="paragraph" style:parent-style-name="Standard">
      <style:text-properties officeooo:paragraph-rsid="00368735"/>
    </style:style>
    <style:style style:name="P9" style:family="paragraph" style:parent-style-name="Standard">
      <style:text-properties officeooo:paragraph-rsid="00389bc5"/>
    </style:style>
    <style:style style:name="P10" style:family="paragraph" style:parent-style-name="Standard">
      <style:text-properties fo:font-weight="bold" officeooo:rsid="002af8d7" officeooo:paragraph-rsid="002af8d7" style:font-weight-asian="bold" style:font-weight-complex="bold"/>
    </style:style>
    <style:style style:name="P11" style:family="paragraph" style:parent-style-name="Standard">
      <style:text-properties fo:font-weight="bold" officeooo:rsid="002af8d7" officeooo:paragraph-rsid="003ee505" style:font-weight-asian="bold" style:font-weight-complex="bold"/>
    </style:style>
    <style:style style:name="P12" style:family="paragraph" style:parent-style-name="Standard">
      <style:text-properties fo:font-weight="bold" officeooo:rsid="002af8d7" officeooo:paragraph-rsid="003f11cf" style:font-weight-asian="bold" style:font-weight-complex="bold"/>
    </style:style>
    <style:style style:name="P13" style:family="paragraph" style:parent-style-name="Standard">
      <style:text-properties fo:font-weight="bold" officeooo:rsid="0038a630" officeooo:paragraph-rsid="003e6c0c" style:font-weight-asian="bold" style:font-weight-complex="bold"/>
    </style:style>
    <style:style style:name="P14" style:family="paragraph" style:parent-style-name="Standard">
      <style:text-properties fo:font-weight="bold" officeooo:rsid="003e6c0c" officeooo:paragraph-rsid="003e6c0c" style:font-weight-asian="bold" style:font-weight-complex="bold"/>
    </style:style>
    <style:style style:name="P15" style:family="paragraph" style:parent-style-name="Standard">
      <style:text-properties fo:font-weight="bold" officeooo:rsid="003ee505" officeooo:paragraph-rsid="003ee505" style:font-weight-asian="bold" style:font-weight-complex="bold"/>
    </style:style>
    <style:style style:name="P16" style:family="paragraph" style:parent-style-name="Standard">
      <style:text-properties fo:font-weight="bold" officeooo:rsid="003f11cf" officeooo:paragraph-rsid="003f11cf" style:font-weight-asian="bold" style:font-weight-complex="bold"/>
    </style:style>
    <style:style style:name="P17" style:family="paragraph" style:parent-style-name="Standard">
      <style:text-properties fo:font-weight="bold" officeooo:rsid="003f11cf" officeooo:paragraph-rsid="002af8d7" style:font-weight-asian="bold" style:font-weight-complex="bold"/>
    </style:style>
    <style:style style:name="P18" style:family="paragraph" style:parent-style-name="Standard">
      <style:text-properties fo:font-weight="bold" officeooo:rsid="0040fd4b" officeooo:paragraph-rsid="0040fd4b" style:font-weight-asian="bold" style:font-weight-complex="bold"/>
    </style:style>
    <style:style style:name="P19" style:family="paragraph" style:parent-style-name="Standard">
      <style:text-properties officeooo:rsid="0038ccd1" officeooo:paragraph-rsid="0038ccd1"/>
    </style:style>
    <style:style style:name="P20" style:family="paragraph" style:parent-style-name="Standard">
      <style:text-properties officeooo:rsid="003b1a95" officeooo:paragraph-rsid="003b1a95"/>
    </style:style>
    <style:style style:name="P21" style:family="paragraph" style:parent-style-name="Standard">
      <style:text-properties officeooo:paragraph-rsid="003ca171"/>
    </style:style>
    <style:style style:name="P22" style:family="paragraph" style:parent-style-name="Standard">
      <style:text-properties officeooo:rsid="003ca171" officeooo:paragraph-rsid="003ca171"/>
    </style:style>
    <style:style style:name="P23" style:family="paragraph" style:parent-style-name="Standard">
      <style:text-properties fo:font-weight="normal" officeooo:rsid="0029c951" officeooo:paragraph-rsid="003da332" style:font-weight-asian="normal" style:font-weight-complex="normal"/>
    </style:style>
    <style:style style:name="P24" style:family="paragraph" style:parent-style-name="Standard">
      <style:text-properties fo:font-weight="normal" officeooo:rsid="003e6c0c" officeooo:paragraph-rsid="003e6c0c" style:font-weight-asian="normal" style:font-weight-complex="normal"/>
    </style:style>
    <style:style style:name="P25" style:family="paragraph" style:parent-style-name="Standard">
      <style:text-properties fo:font-weight="normal" officeooo:rsid="003e8756" officeooo:paragraph-rsid="003e8756" style:font-weight-asian="normal" style:font-weight-complex="normal"/>
    </style:style>
    <style:style style:name="P26" style:family="paragraph" style:parent-style-name="Standard">
      <style:text-properties fo:font-weight="normal" officeooo:rsid="003f11cf" officeooo:paragraph-rsid="003f11cf" style:font-weight-asian="normal" style:font-weight-complex="normal"/>
    </style:style>
    <style:style style:name="P27" style:family="paragraph" style:parent-style-name="Standard">
      <style:text-properties officeooo:paragraph-rsid="003da332"/>
    </style:style>
    <style:style style:name="P28" style:family="paragraph" style:parent-style-name="Standard">
      <style:text-properties officeooo:rsid="003e8756" officeooo:paragraph-rsid="003e8756"/>
    </style:style>
    <style:style style:name="P29" style:family="paragraph" style:parent-style-name="Standard">
      <style:text-properties officeooo:paragraph-rsid="0038ccd1"/>
    </style:style>
    <style:style style:name="P30" style:family="paragraph" style:parent-style-name="Standard">
      <style:text-properties officeooo:paragraph-rsid="003ee505"/>
    </style:style>
    <style:style style:name="P31" style:family="paragraph" style:parent-style-name="Standard">
      <style:text-properties officeooo:paragraph-rsid="00201700"/>
    </style:style>
    <style:style style:name="P32" style:family="paragraph" style:parent-style-name="Standard">
      <style:paragraph-properties fo:text-align="center" style:justify-single-word="false"/>
      <style:text-properties fo:font-size="10pt" officeooo:rsid="0038ccd1" officeooo:paragraph-rsid="0038ccd1" style:font-size-asian="10pt" style:font-size-complex="10pt"/>
    </style:style>
    <style:style style:name="P33" style:family="paragraph" style:parent-style-name="Standard">
      <style:paragraph-properties fo:text-align="center" style:justify-single-word="false"/>
      <style:text-properties fo:font-size="10pt" officeooo:rsid="002d600b" officeooo:paragraph-rsid="002e67fd"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2d4d02" style:font-weight-asian="normal" style:font-weight-complex="normal"/>
    </style:style>
    <style:style style:name="T3" style:family="text">
      <style:text-properties fo:font-weight="normal" officeooo:rsid="002d600b" style:font-weight-asian="normal" style:font-weight-complex="normal"/>
    </style:style>
    <style:style style:name="T4" style:family="text">
      <style:text-properties fo:font-weight="normal" officeooo:rsid="00368735" style:font-weight-asian="normal" style:font-weight-complex="normal"/>
    </style:style>
    <style:style style:name="T5" style:family="text">
      <style:text-properties fo:font-weight="normal" officeooo:rsid="00377d69" style:font-weight-asian="normal" style:font-weight-complex="normal"/>
    </style:style>
    <style:style style:name="T6" style:family="text">
      <style:text-properties fo:font-weight="normal" officeooo:rsid="00389bc5" style:font-weight-asian="normal" style:font-weight-complex="normal"/>
    </style:style>
    <style:style style:name="T7" style:family="text">
      <style:text-properties fo:font-weight="normal" officeooo:rsid="003ca171" style:font-weight-asian="normal" style:font-weight-complex="normal"/>
    </style:style>
    <style:style style:name="T8" style:family="text">
      <style:text-properties fo:font-weight="normal" officeooo:rsid="003da332" style:font-weight-asian="normal" style:font-weight-complex="normal"/>
    </style:style>
    <style:style style:name="T9" style:family="text">
      <style:text-properties fo:font-weight="normal" officeooo:rsid="0038a630" style:font-weight-asian="normal" style:font-weight-complex="normal"/>
    </style:style>
    <style:style style:name="T10" style:family="text">
      <style:text-properties fo:font-weight="normal" officeooo:rsid="003e6c0c" style:font-weight-asian="normal" style:font-weight-complex="normal"/>
    </style:style>
    <style:style style:name="T11" style:family="text">
      <style:text-properties fo:font-weight="normal" officeooo:rsid="003e8756" style:font-weight-asian="normal" style:font-weight-complex="normal"/>
    </style:style>
    <style:style style:name="T12" style:family="text">
      <style:text-properties fo:font-weight="normal" officeooo:rsid="003ee505" style:font-weight-asian="normal" style:font-weight-complex="normal"/>
    </style:style>
    <style:style style:name="T13" style:family="text">
      <style:text-properties fo:font-weight="normal" officeooo:rsid="003f11c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9c951" style:font-weight-asian="bold" style:font-weight-complex="bold"/>
    </style:style>
    <style:style style:name="T16" style:family="text">
      <style:text-properties fo:font-weight="bold" officeooo:rsid="002af8d7" style:font-weight-asian="bold" style:font-weight-complex="bold"/>
    </style:style>
    <style:style style:name="T17" style:family="text">
      <style:text-properties fo:font-weight="bold" officeooo:rsid="00389bc5" style:font-weight-asian="bold" style:font-weight-complex="bold"/>
    </style:style>
    <style:style style:name="T18" style:family="text">
      <style:text-properties fo:font-weight="bold" officeooo:rsid="00368735" style:font-weight-asian="bold" style:font-weight-complex="bold"/>
    </style:style>
    <style:style style:name="T19" style:family="text">
      <style:text-properties fo:font-weight="bold" officeooo:rsid="0038a630" style:font-weight-asian="bold" style:font-weight-complex="bold"/>
    </style:style>
    <style:style style:name="T20" style:family="text">
      <style:text-properties fo:font-weight="bold" officeooo:rsid="0039b4cf" style:font-weight-asian="bold" style:font-weight-complex="bold"/>
    </style:style>
    <style:style style:name="T21" style:family="text">
      <style:text-properties fo:font-weight="bold" officeooo:rsid="003b1a95" style:font-weight-asian="bold" style:font-weight-complex="bold"/>
    </style:style>
    <style:style style:name="T22" style:family="text">
      <style:text-properties fo:font-weight="bold" officeooo:rsid="003ca171" style:font-weight-asian="bold" style:font-weight-complex="bold"/>
    </style:style>
    <style:style style:name="T23" style:family="text">
      <style:text-properties fo:font-weight="bold" officeooo:rsid="003da332" style:font-weight-asian="bold" style:font-weight-complex="bold"/>
    </style:style>
    <style:style style:name="T24" style:family="text">
      <style:text-properties fo:font-weight="bold" officeooo:rsid="003e6c0c" style:font-weight-asian="bold" style:font-weight-complex="bold"/>
    </style:style>
    <style:style style:name="T25" style:family="text">
      <style:text-properties fo:font-weight="bold" officeooo:rsid="003e8756" style:font-weight-asian="bold" style:font-weight-complex="bold"/>
    </style:style>
    <style:style style:name="T26" style:family="text">
      <style:text-properties fo:font-weight="bold" officeooo:rsid="0038ccd1" style:font-weight-asian="bold" style:font-weight-complex="bold"/>
    </style:style>
    <style:style style:name="T27" style:family="text">
      <style:text-properties fo:font-weight="bold" officeooo:rsid="003ee505" style:font-weight-asian="bold" style:font-weight-complex="bold"/>
    </style:style>
    <style:style style:name="T28" style:family="text">
      <style:text-properties officeooo:rsid="0025c232"/>
    </style:style>
    <style:style style:name="T29" style:family="text">
      <style:text-properties officeooo:rsid="0029c951"/>
    </style:style>
    <style:style style:name="T30" style:family="text">
      <style:text-properties officeooo:rsid="003499a5"/>
    </style:style>
    <style:style style:name="T31" style:family="text">
      <style:text-properties officeooo:rsid="00368735"/>
    </style:style>
    <style:style style:name="T32" style:family="text">
      <style:text-properties officeooo:rsid="00377d69"/>
    </style:style>
    <style:style style:name="T33" style:family="text">
      <style:text-properties officeooo:rsid="00389bc5"/>
    </style:style>
    <style:style style:name="T34" style:family="text">
      <style:text-properties fo:font-style="italic" officeooo:rsid="003499a5" style:font-style-asian="italic" style:font-style-complex="italic"/>
    </style:style>
    <style:style style:name="T35" style:family="text">
      <style:text-properties fo:font-style="italic" officeooo:rsid="00377d69" style:font-style-asian="italic" style:font-style-complex="italic"/>
    </style:style>
    <style:style style:name="T36" style:family="text">
      <style:text-properties officeooo:rsid="0038a630"/>
    </style:style>
    <style:style style:name="T37" style:family="text">
      <style:text-properties officeooo:rsid="0038ccd1"/>
    </style:style>
    <style:style style:name="T38" style:family="text">
      <style:text-properties officeooo:rsid="003ca171"/>
    </style:style>
    <style:style style:name="T39" style:family="text">
      <style:text-properties officeooo:rsid="003d4cec"/>
    </style:style>
    <style:style style:name="T40" style:family="text">
      <style:text-properties officeooo:rsid="003da332"/>
    </style:style>
    <style:style style:name="T41" style:family="text">
      <style:text-properties fo:font-style="normal" officeooo:rsid="003da332" style:font-style-asian="normal" style:font-style-complex="normal"/>
    </style:style>
    <style:style style:name="T42" style:family="text">
      <style:text-properties fo:font-style="normal" officeooo:rsid="003e6c0c" style:font-style-asian="normal" style:font-style-complex="normal"/>
    </style:style>
    <style:style style:name="T43" style:family="text">
      <style:text-properties officeooo:rsid="003e8756"/>
    </style:style>
    <style:style style:name="T44" style:family="text">
      <style:text-properties officeooo:rsid="003ee505"/>
    </style:style>
    <style:style style:name="T45" style:family="text">
      <style:text-properties officeooo:rsid="0040fd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0">4 June</text:span> 2014 transmission <text:span text:style-name="T30">5/6/8</text:span> <text:span text:style-name="T30">June</text:span> 201<text:span text:style-name="T28">4</text:span></text:p>
      <text:p text:style-name="P1"/>
      <text:p text:style-name="P1"><text:span text:style-name="T29">[0] </text:span>Introduction</text:p>
      <text:p text:style-name="P3"><text:span text:style-name="T30">Hello Bradford, you have </text:span><text:span text:style-name="T34">stumbledupon</text:span><text:span text:style-name="T30"> </text:span>I.T. Stuff. <text:span text:style-name="T32">See what I did there? <text:s/>No? <text:s/>Never mind, our </text:span><text:span text:style-name="T35">delicious</text:span><text:span text:style-name="T32"> co-hosts Shi and Kriss are here to help. Coming up on today’s show we have the so-called right to be forgotten, a sneak preview of something arty over in Leeds, and first, lots of news. </text:span></text:p>
      <text:p text:style-name="P3"/>
      <text:p text:style-name="P8"><text:span text:style-name="T15">[</text:span><text:span text:style-name="T19">2</text:span><text:span text:style-name="T18"> min] Windows XP.</text:span><text:span text:style-name="T31"> Unless you’ve been living under a rock you’ll know that Microsoft recently declared Windows XP obsolete, and they are no longer sending out security updates. <text:s/>However, last week an interesting hack emerged. <text:s/>If you’ve still got a Windows XP system, you can make a small alteration to the registry that tells Windows Update that your system is an XP based Point of Sale terminal, and Microsoft will be issuing fixes for those until 2019. In other words, by sneakily pretending you’ve got a cash register, you’ll get another five years of fixes!! <text:s/>Microsoft isn’t very happy, and snootily declared that there is no guarantee this will work properly, but they haven’t blocked it, so if you’re in a tight spot with your old Windows XP system it might be worth a try. <text:s/>Just google “XP registry hack”!</text:span></text:p>
      <text:p text:style-name="P8"/>
      <text:p text:style-name="P20">Meanwhile, in Windows 8 news, the proper start menu won’t be coming back this year after all. <text:span text:style-name="T38">It was supposed to be coming in 8.1 Update 2 in August, but</text:span> Microsoft <text:span text:style-name="T38">have just </text:span>announced that it’<text:span text:style-name="T38">ll be April next year... or maybe not even then. <text:s/></text:span></text:p>
      <text:p text:style-name="P4"/>
      <text:p text:style-name="P30"><text:span text:style-name="T17">[</text:span><text:span text:style-name="T21">5</text:span><text:span text:style-name="T17"> min]</text:span><text:span text:style-name="T33"> Britain’s National Crime Agency has made a lot of noise that you have </text:span><text:span text:style-name="T17">two weeks</text:span><text:span text:style-name="T33"> to protect yourself from “major cyber threats” known as Gameover Zeus and Cryptolocker. <text:s/>What’s that about? <text:s/>It only affects fifteen thousand Windows users, and they should already have been contacted by their ISPs. There is no two week deadline - they even say “if your computer has been locked down by CryptoLocker, it is too late”. So why all the publicity? <text:s/>Well, the clue is that before this blew up, we didn’t even know that we have a National Crime agency... and now we do. <text:s/>But all that turned bad when PC Plod’s website couldn’t cope with all the visits from terrified citizens and dropped offline for fifteen hours, which wins it our prestigious BCB IT Stuff Downtime of the Month award. Anyway it’s back now, so for more information you can visit www.getsafeonline.org/nca, but it just says the usual common sense advice - use antivirus, scan and update regularly. </text:span></text:p>
      <text:p text:style-name="P21"/>
      <text:p text:style-name="P22">Much more important is the <text:span text:style-name="T14">eBay password reset</text:span>. <text:s/><text:span text:style-name="T39">eBay has had a serious security breach, and so e</text:span>veryone needs to change their eBay password. <text:s/>Yes, that’s all you BCB listeners who have ever used eBay! <text:s/>Change your <text:span text:style-name="T39">eBay</text:span> passwords! <text:s/>Unfortunately <text:span text:style-name="T39">the</text:span> password change page <text:span text:style-name="T39">wa</text:span>s very difficult to find and to use, <text:span text:style-name="T39">but now (after a lot of criticism) there’s a blue link at the top of the eBay home page that says PASSWORD INFORMATION</text:span>. <text:s/><text:span text:style-name="T39">Click on it and you’ll go to a page that explains. <text:s/></text:span>They <text:span text:style-name="T39">have </text:span>reassured us that our financial details are safe, but data that could have been compromised includes your home address, telephone number, date of birth and secret question, which is not so reassuring. </text:p>
      <text:p text:style-name="P22"/>
      <text:p text:style-name="P9"><text:span text:style-name="T17">[</text:span><text:span text:style-name="T21">8</text:span><text:span text:style-name="T17"> min]</text:span><text:span text:style-name="T33"> Here on IT Stuff we’ve criticised </text:span><text:span text:style-name="T17">Youtube</text:span><text:span text:style-name="T33"> plenty of times in the past and we’re not the only ones. <text:s/>In fact just this week Billy Bragg has been having a pop at Youtube for turning the financial screws on independent artists. <text:s/>What alternative is there, well, in the past we’ve mentioned that all the cool kids have moved over to </text:span><text:span text:style-name="T17">Twitch.tv</text:span><text:span text:style-name="T33">. <text:s/>What could possibly go wrong? <text:s/>Rumours have been swirling around that Youtube’s owner, Google, wants to buy Twitch.tv for a billion dollars. <text:s/>Meanwhile, </text:span><text:span text:style-name="T17">Vimeo</text:span><text:span text:style-name="T33"> is about to start scanning for alleged piracy in a scheme similar to Youtube’s notorious Content ID.</text:span></text:p>
      <text:p text:style-name="P4"/>
      <text:p text:style-name="P9"><text:span text:style-name="T15">[</text:span><text:span text:style-name="T21">10</text:span><text:span text:style-name="T15"> </text:span><text:span text:style-name="T16">min</text:span><text:span text:style-name="T15">] </text:span><text:span text:style-name="T17">last Saturday was International Amiga Day!</text:span><text:span text:style-name="T6"> <text:s/></text:span><text:span text:style-name="T8">I tried looking at the website but it’s on Facebook and hidden from anybody without a Facebook account. <text:s/></text:span><text:span text:style-name="T6">What’s that about? <text:s/></text:span><text:span text:style-name="T8">Why do </text:span><text:soft-page-break/><text:span text:style-name="T8">people nostalge themselves over the Amiga? <text:s/>So what’s Swanky Art about then?</text:span></text:p>
      <text:p text:style-name="P28"><text:span text:style-name="T8">I</text:span><text:span text:style-name="T1">f you want to have a go it’s at </text:span><text:span text:style-name="T23">paint.lo4d.net</text:span><text:span text:style-name="T8"> </text:span><text:span text:style-name="T1">but you’ll need a Chrome browser.</text:span></text:p>
      <text:p text:style-name="P9"><text:span text:style-name="T8"/></text:p>
      <text:p text:style-name="P29"><text:span text:style-name="T26">[</text:span><text:span text:style-name="T20">12 min</text:span><text:span text:style-name="T26">]</text:span><text:span text:style-name="T37"> And now it’s Poetry Time! Here is how Google has just announced that they’re desperate to flog more Chromebooks: </text:span></text:p>
      <text:p text:style-name="P19"/>
      <text:p text:style-name="P32">Chromebooks are coming to nine more nations</text:p>
      <text:p text:style-name="P32">to improve computing for all generations.</text:p>
      <text:p text:style-name="P32"/>
      <text:p text:style-name="P32">So we’d like to say our Hellos</text:p>
      <text:p text:style-name="P32">to our new global Chromebook fellows:</text:p>
      <text:p text:style-name="P32"/>
      <text:p text:style-name="P32">Kia ora to our New Zealand mates,</text:p>
      <text:p text:style-name="P32">where getting on-line will have shorter waits.</text:p>
      <text:p text:style-name="P32"/>
      <text:p text:style-name="P32">Kumusta to new friends in the Philippines,</text:p>
      <text:p text:style-name="P32">a better way of computing is what this means.</text:p>
      <text:p text:style-name="P32"/>
      <text:p text:style-name="P32">Hallo to all the folks in Norway</text:p>
      <text:p text:style-name="P32">Speed, simplicity and security are coming your way.</text:p>
      <text:p text:style-name="P32"/>
      <text:p text:style-name="P32">Hej Hej to the people in Denmark</text:p>
      <text:p text:style-name="P32">Built-in virus protection will be your new computing benchmark.</text:p>
      <text:p text:style-name="P32"/>
      <text:p text:style-name="P32">To Mexico and Chile, Hola we say</text:p>
      <text:p text:style-name="P32">Tons of apps and free automatic updates are starting today.</text:p>
      <text:p text:style-name="P32"/>
      <text:p text:style-name="P32">And in the coming weeks -- very soon, you’ll see --</text:p>
      <text:p text:style-name="P32">Chromebooks will be in Belgium, Spain and Italy.</text:p>
      <text:p text:style-name="P32"/>
      <text:p text:style-name="P32">Chromebooks are easy to share, manage and use,</text:p>
      <text:p text:style-name="P32">With lots of shapes, colors and sizes to choose.</text:p>
      <text:p text:style-name="P32"/>
      <text:p text:style-name="P32">Stay safe with your data stored in the cloud,</text:p>
      <text:p text:style-name="P32">A smart pick like Chromebook will make your mom proud.</text:p>
      <text:p text:style-name="P32"/>
      <text:p text:style-name="P32">When Chromebooks in these countries alight,</text:p>
      <text:p text:style-name="P32">We hope our new global friends find some computing delight.</text:p>
      <text:p text:style-name="P33"/>
      <text:p text:style-name="P19">Worse than the Vogons...</text:p>
      <text:p text:style-name="P5"/>
      <text:p text:style-name="P6"><text:span text:style-name="T15">[1</text:span><text:span text:style-name="T27">4</text:span><text:span text:style-name="T15"> min] </text:span><text:span text:style-name="T14">You’re listening to IT Stuff on BCB Radio - Logged In To Bradford</text:span></text:p>
      <text:p text:style-name="P2"/>
      <text:p text:style-name="P23">Coming up: <text:span text:style-name="T31">the so-called right to be forgotten. <text:s/>What is it, and why should we care? <text:s/>And a sneak preview of a new Art project over in Leeds. </text:span></text:p>
      <text:p text:style-name="P23"/>
      <text:p text:style-name="P11">[1<text:span text:style-name="T44">5</text:span> min] <text:span text:style-name="T36">The right to be forgotten. </text:span><text:span text:style-name="T9"><text:s/>What’s that about?</text:span></text:p>
      <text:p text:style-name="P12"><text:span text:style-name="T9">Well, a couple of weeks ago there was a European Court ruling that </text:span><text:span text:style-name="T12">Google “processes” data within the usual legal definition, and therefore has to abide by the data protection principles that personal data must </text:span><text:span text:style-name="T13">not</text:span><text:span text:style-name="T12"> be “</text:span><text:span text:style-name="T13">inadequate, irrelevant or no longer relevant, or excessive in relation to the purposes for which they were processed</text:span><text:span text:style-name="T12">”. <text:s/>Google had argued that it doesn’t “process” data, it just “indexes” data that’s on other websites, </text:span><text:span text:style-name="T13">but that didn’t convince the court. <text:s/>So now all the search engines will have to find a way of removing data that is “irrelevant, outdated, or otherwise inappropriate” </text:span></text:p>
      <text:p text:style-name="P12"/>
      <text:p text:style-name="P26">Google has made a new form available on its Legal Help page. <text:s/>You need to list each individual URL that you want removed <text:span text:style-name="T45">from the search results</text:span>. <text:s/>But what if someone pretends to be called David Cameron and demands to be forgotten? <text:s/>Google’s new form needs you to attach a photo of <text:soft-page-break/>some sort of identification. <text:s/>What could possibly go wrong? </text:p>
      <text:p text:style-name="P26"/>
      <text:p text:style-name="P26">Who’s been requesting already? <text:s/>Google says 40% of requests are from Germany. <text:s/>Of the UK requests, <text:s/>31 percent are “related to frauds or scams”; 20 percent to arrests or convictions for violent or serious crimes; 12 percent to child pornography arrests; five percent to the government and police; and two percent related to celebrities. Google has indicated that many requests are coming from public figures attempting to remove embarrassing information. <text:s/>A lot of those requests will end up in the bin, because things like scams, "professional malpractice, criminal convictions, or public conduct of government officials" have a public interest defence that excludes them from this judgment. <text:s/><text:span text:style-name="T45">But there are still concerns that the right to be forgotten is the same thing as a right to censor inconvenient truths. </text:span></text:p>
      <text:p text:style-name="P26"/>
      <text:p text:style-name="P16"><text:span text:style-name="T1">It remains to be seen how this will work out in practice. <text:s/>Data protection law only applies to the EU, so it’s possible that the “forgotten” data may still be accessible if you go to google.com instead of google.co.uk. <text:s/></text:span></text:p>
      <text:p text:style-name="P17"/>
      <text:p text:style-name="P15"><text:span text:style-name="T1">Interestingly, the credit reference agencies have also been arguing that they do not “process” data from your bank, they just “summarise” it, and therefore if you’re in dispute with your bank you have to take it up with the bank instead. <text:s/>So this ruling may well have repercussions far beyond just Google. </text:span></text:p>
      <text:p text:style-name="P15"/>
      <text:p text:style-name="P13">[<text:span text:style-name="T43">19</text:span> min] <text:span text:style-name="T40">Here’s something far less boring. </text:span><text:span text:style-name="T8"><text:s/>As well as Swanky Art, our very own friends Kriss and Shi (collectively famous as the independent games factory called Wetgenes) have yet another </text:span><text:span text:style-name="T10">brilliant idea coming to life in collaboration with Leeds Data Mill. <text:s/>It hasn’t been officially launched yet, but you’ve agreed to let us all in on the secret.</text:span></text:p>
      <text:p text:style-name="P13"><text:span text:style-name="T10">Folks, let’s keep the listeners in suspense - why don’t you start by telling us who you’re working with and how you linked up with them? <text:s/></text:span></text:p>
      <text:p text:style-name="P24">Ok, well I guess it’s time for the big reveal! <text:s/><text:span text:style-name="T44">It’s called</text:span> Leeds Art Crawl - <text:span text:style-name="T44">wossat then?</text:span></text:p>
      <text:p text:style-name="P25">It<text:span text:style-name="T44">s proper name is</text:span> hashtag-leedsartcrawl, <text:span text:style-name="T44">so </text:span>the social network aspect is really important, right?</text:p>
      <text:p text:style-name="P25">Is this something you’re looking to spread beyond just Leeds?</text:p>
      <text:p text:style-name="P25">I guess if it’s an Art thing, there’s loads of money in this, Damian Hirst, that Banksy, yeah?</text:p>
      <text:p text:style-name="P14"><text:span text:style-name="T10">F</text:span><text:span text:style-name="T1">olks, best of luck indeed for the launch event, </text:span><text:span text:style-name="T11">if it’s full of arty people and nibbles you have my permission to go scary full-on feral with them!</text:span></text:p>
      <text:p text:style-name="P10"/>
      <text:p text:style-name="P27"><text:span text:style-name="T22">[25 min] </text:span><text:span text:style-name="T25">Time’s up! <text:s/></text:span><text:span text:style-name="T7">Before we go, there’s just time to mention -- </text:span><text:span text:style-name="T22">if you’re worried about TrueCrypt,</text:span><text:span text:style-name="T7"> we don’t know what’s going on either. Sorry! </text:span><text:span text:style-name="T40">And here are those linkies again, Swanky Art is at http://paint.lo4d.net/ </text:span><text:span text:style-name="T41">(don’t google Swanky Art, that gets you something entirely unrelated - </text:span><text:span text:style-name="T42">you’ll know you’re on the right website when you see that unmistakable Wetgenes style</text:span><text:span text:style-name="T40">.) And the cryptolocker advice is at www.getsafeonline.org/nca</text:span></text:p>
      <text:p text:style-name="P27"/>
      <text:p text:style-name="P27"><text:span text:style-name="T15">So that was I.T. Stuff </text:span><text:span text:style-name="T24">for June</text:span><text:span text:style-name="T15">, </text:span><text:span text:style-name="T2">thanks as always to Kriss </text:span><text:span text:style-name="T4">and</text:span><text:span text:style-name="T2"> Shi! </text:span><text:span text:style-name="T11">Next month we’ll have an epic rant about the Yahoo Community Smartbar and how to get rid of it. <text:s/></text:span><text:span text:style-name="T2">And so we leave you with </text:span><text:span text:style-name="T5">some old Amiga and Atari ST music, this is Xenon 2 Megablast as designed by the Bitmap Brothers.</text:span><text:span text:style-name="T3"> <text:s/></text:span><text:span text:style-name="T2">Tarra!</text:span></text:p>
      <text:p text:style-name="P31"/>
      <text:p text:style-name="P18">[27 min 30 sec] <text:s/><text:span text:style-name="T5">Xenon 2 Megablast </text:span>3 min 27.2 sec</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6-04T13:43:41.076045682</dc:date>
    <meta:editing-duration>P0D</meta:editing-duration>
    <meta:editing-cycles>3</meta:editing-cycles>
    <meta:generator>LibreOffice/4.2.4.2$Linux_X86_64 LibreOffice_project/420m0$Build-2</meta:generator>
    <meta:document-statistic meta:table-count="0" meta:image-count="0" meta:object-count="0" meta:page-count="3" meta:paragraph-count="52" meta:word-count="1644" meta:character-count="9478" meta:non-whitespace-character-count="7823"/>
  </office:meta>
</office:document-meta>
</file>